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weight="bold" style:font-weight-asian="bold" style:font-weight-complex="bold"/>
    </style:style>
    <style:style style:name="P5" style:family="paragraph" style:parent-style-name="Standard">
      <style:text-properties style:font-name="Arial" fo:font-weight="normal" style:font-weight-asian="normal" style:font-weight-complex="normal"/>
    </style:style>
    <style:style style:name="P6" style:family="paragraph" style:parent-style-name="Standard" style:list-style-name="L1">
      <style:text-properties style:font-name="Arial" fo:font-weight="normal" style:font-weight-asian="normal" style:font-weight-complex="normal"/>
    </style:style>
    <style:style style:name="P7" style:family="paragraph" style:parent-style-name="Standard" style:list-style-name="L1">
      <style:paragraph-properties fo:margin-left="1.251cm" fo:margin-right="0cm" fo:text-indent="0cm" style:auto-text-indent="false"/>
      <style:text-properties style:font-name="Arial" fo:font-weight="normal" style:font-weight-asian="normal" style:font-weight-complex="normal"/>
    </style:style>
    <style:style style:name="P8" style:family="paragraph" style:parent-style-name="Standard" style:list-style-name="L1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9" style:family="paragraph" style:parent-style-name="Standard" style:list-style-name="L2">
      <style:text-properties style:font-name="Arial" fo:font-weight="normal" style:font-weight-asian="normal" style:font-weight-complex="normal"/>
    </style:style>
    <style:style style:name="P10" style:family="paragraph" style:parent-style-name="Standard" style:list-style-name="L3">
      <style:text-properties style:font-name="Arial" fo:font-weight="normal" style:font-weight-asian="normal" style:font-weight-complex="normal"/>
    </style:style>
    <style:style style:name="P11" style:family="paragraph" style:parent-style-name="Standard" style:list-style-name="L4">
      <style:text-properties style:font-name="Arial" fo:font-weight="normal" style:font-weight-asian="normal" style:font-weight-complex="normal"/>
    </style:style>
    <style:style style:name="P12" style:family="paragraph" style:parent-style-name="Standard" style:list-style-name="L5">
      <style:text-properties style:font-name="Arial" fo:font-weight="normal" style:font-weight-asian="normal" style:font-weight-complex="normal"/>
    </style:style>
    <style:style style:name="P13" style:family="paragraph" style:parent-style-name="Standard" style:list-style-name="L6">
      <style:text-properties style:font-name="Arial" fo:font-weight="normal" style:font-weight-asian="normal" style:font-weight-complex="normal"/>
    </style:style>
    <style:style style:name="P14" style:family="paragraph" style:parent-style-name="Standard" style:list-style-name="L7">
      <style:text-properties style:font-name="Arial" fo:font-weight="normal" style:font-weight-asian="normal" style:font-weight-complex="normal"/>
    </style:style>
    <style:style style:name="P15" style:family="paragraph" style:parent-style-name="Standard" style:list-style-name="L8">
      <style:text-properties style:font-name="Arial" fo:font-weight="normal" style:font-weight-asian="normal" style:font-weight-complex="normal"/>
    </style:style>
    <style:style style:name="P16" style:family="paragraph" style:parent-style-name="Standard" style:list-style-name="L9">
      <style:text-properties style:font-name="Arial" fo:font-weight="normal" style:font-weight-asian="normal" style:font-weight-complex="normal"/>
    </style:style>
    <style:style style:name="P17" style:family="paragraph" style:parent-style-name="Standard" style:list-style-name="L10">
      <style:text-properties style:font-name="Arial" fo:font-weight="normal" style:font-weight-asian="normal" style:font-weight-complex="normal"/>
    </style:style>
    <style:style style:name="P18" style:family="paragraph" style:parent-style-name="Standard" style:list-style-name="L11">
      <style:text-properties style:font-name="Arial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flichtenheft</text:p>
      <text:p text:style-name="P2"/>
      <text:p text:style-name="P2">Vorlage: http://de.wikipedia.org/wiki/Pflichtenheft</text:p>
      <text:p text:style-name="P3"/>
      <text:p text:style-name="P4">Zielbestimmung</text:p>
      <text:p text:style-name="P5"/>
      <text:p text:style-name="P5">Musskriterien:</text:p>
      <text:list text:style-name="L1">
        <text:list-item>
          <text:p text:style-name="P6">Windowsanwendung zur Stundenplanung</text:p>
        </text:list-item>
        <text:list-item>
          <text:p text:style-name="P6">Nutzerverwaltung</text:p>
        </text:list-item>
        <text:list-item>
          <text:p text:style-name="P6">Mehrsprachigkeit</text:p>
        </text:list-item>
        <text:list-item>
          <text:p text:style-name="P6">Stammdatenverwaltung wie in Webinterface</text:p>
        </text:list-item>
        <text:list-item>
          <text:p text:style-name="P6">Stundenplanung:</text:p>
        </text:list-item>
        <text:list-item>
          <text:p text:style-name="P7">Anlegen von Stundenplänen für spezielle Matrikel und Semester</text:p>
        </text:list-item>
        <text:list-item>
          <text:p text:style-name="P8"/>
        </text:list-item>
      </text:list>
      <text:p text:style-name="P5"/>
      <text:p text:style-name="P5">Sollbestimmungen:</text:p>
      <text:list text:style-name="L2">
        <text:list-item>
          <text:p text:style-name="P9">MySQL-Anbindung, alternativ MS-SQL</text:p>
        </text:list-item>
      </text:list>
      <text:p text:style-name="P5"/>
      <text:p text:style-name="P5">Kannbestimmungen:</text:p>
      <text:list text:style-name="L3">
        <text:list-item>
          <text:p text:style-name="P10">grafische Aufwertung der Oberfläche durch Grafiken etc.</text:p>
        </text:list-item>
      </text:list>
      <text:p text:style-name="P5"/>
      <text:p text:style-name="P5">Abgrenzungskriterien:</text:p>
      <text:list text:style-name="L4">
        <text:list-item>
          <text:p text:style-name="P11">Pdf-Export</text:p>
        </text:list-item>
      </text:list>
      <text:p text:style-name="P5"/>
      <text:p text:style-name="P4">Produkteinsatz</text:p>
      <text:p text:style-name="P5"/>
      <text:p text:style-name="P5">Anwendungsbereiche:</text:p>
      <text:list text:style-name="L5">
        <text:list-item>
          <text:p text:style-name="P12">Verwaltung an Hochschulen/Unis</text:p>
        </text:list-item>
      </text:list>
      <text:p text:style-name="P5">Zielgruppen:</text:p>
      <text:list text:style-name="L6">
        <text:list-item>
          <text:p text:style-name="P13">HS/Unis, speziell zugeschnitten auf BA Leipzig</text:p>
        </text:list-item>
      </text:list>
      <text:p text:style-name="P5">Betriebsbedingungen:</text:p>
      <text:list text:style-name="L7">
        <text:list-item>
          <text:p text:style-name="P14">Windowssysteme ab .NET2.0</text:p>
        </text:list-item>
        <text:list-item>
          <text:p text:style-name="P14">MySQL-Server? Optional anderes DBMS</text:p>
        </text:list-item>
      </text:list>
      <text:p text:style-name="P5"/>
      <text:p text:style-name="P4">Produktübersicht</text:p>
      <text:p text:style-name="P5"/>
      <text:p text:style-name="P5">Beschreibung Stundenplanverwaltung, Server/Client-Prinzip (DBMS)</text:p>
      <text:p text:style-name="P5"/>
      <text:p text:style-name="P4">Produktdaten</text:p>
      <text:p text:style-name="P5"/>
      <text:p text:style-name="P5">Screenshot DB, Erläuterung Tabellen und Relationen, Benutzerrechtedaten, Mehrsprachigkeit</text:p>
      <text:p text:style-name="P5"/>
      <text:p text:style-name="P4">Produktleistungen</text:p>
      <text:p text:style-name="P5"/>
      <text:p text:style-name="P5">keine Zeitbeschränkung, kein Spielraum in Genauigkeit, daher Funktionssicherung</text:p>
      <text:p text:style-name="P5"/>
      <text:p text:style-name="P4">Qualitätsanforderungen</text:p>
      <text:p text:style-name="P5"/>
      <text:p text:style-name="P5">Qualität wird an Korrektheit der Funktionen und intuitiver Oberfläche und Steuerung gemessen</text:p>
      <text:p text:style-name="P5"/>
      <text:p text:style-name="P4">Benutzungsoberfläche, Zugriffsrechte</text:p>
      <text:p text:style-name="P5">Screenshots mit Funktionsbeschreibung</text:p>
      <text:p text:style-name="P5">Zugriff auf zwei Arten: Adminstrativer Zugriff und Benutzerzugriff mit Leserechten, zusätzlich administrative Benutzerverwaltung zum Hinzufügen/Ändern/Löschen von Benutzern</text:p>
      <text:p text:style-name="P5"/>
      <text:p text:style-name="P4">Nichtfunktionale Anforderungen</text:p>
      <text:p text:style-name="P5">keine einzuhaltenden Gesetze</text:p>
      <text:p text:style-name="P5">Sicherheitsanforderungen durch Benutzerverwaltung gewährleistet</text:p>
      <text:p text:style-name="P5"/>
      <text:p text:style-name="P4">Technische Produktumgebung</text:p>
      <text:p text:style-name="P5">Software Client:</text:p>
      <text:list text:style-name="L8">
        <text:list-item>
          <text:p text:style-name="P15">Windows ab Version ?</text:p>
        </text:list-item>
        <text:list-item>
          <text:p text:style-name="P15">.NET-Framework ab Version 2.0</text:p>
        </text:list-item>
      </text:list>
      <text:p text:style-name="P5">Software Server:</text:p>
      <text:list text:style-name="L9">
        <text:list-item>
          <text:p text:style-name="P16">DBMS</text:p>
        </text:list-item>
      </text:list>
      <text:p text:style-name="P5">Hardware Server/Client:</text:p>
      <text:list text:style-name="L10">
        <text:list-item>
          <text:p text:style-name="P17">keine speziellen Anforderungen, Serveranforderung je nach Nutzungsvolumen</text:p>
        </text:list-item>
      </text:list>
      <text:p text:style-name="P5">Produktschnittstellen:</text:p>
      <text:list text:style-name="L11">
        <text:list-item>
          <text:p text:style-name="P18">gemäß Sollbestimmung Schnittstellen zu Webinterface durch gemeinsam verwendetetes MySQL</text:p>
        </text:list-item>
      </text:list>
      <text:p text:style-name="P5"/>
      <text:p text:style-name="P4">Ergänzungen</text:p>
      <text:p text:style-name="P5"/>
      <text:p text:style-name="P4">Glossar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9-07-24T11:13:40</meta:creation-date>
    <dc:date>2009-07-24T11:45:27</dc:date>
    <dc:language>de-DE</dc:language>
    <meta:editing-cycles>2</meta:editing-cycles>
    <meta:editing-duration>PT1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0" meta:word-count="174" meta:character-count="1721"/>
  </office:meta>
</office:document-meta>
</file>